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19e" officeooo:paragraph-rsid="000d219e"/>
    </style:style>
    <style:style style:name="P2" style:family="paragraph" style:parent-style-name="Standard">
      <style:paragraph-properties fo:text-align="justify" style:justify-single-word="false"/>
      <style:text-properties officeooo:rsid="000d219e" officeooo:paragraph-rsid="000d219e"/>
    </style:style>
    <style:style style:name="P3" style:family="paragraph" style:parent-style-name="Standard">
      <style:paragraph-properties fo:text-align="justify" style:justify-single-word="false"/>
      <style:text-properties officeooo:rsid="000d382e" officeooo:paragraph-rsid="000d382e"/>
    </style:style>
    <style:style style:name="P4" style:family="paragraph" style:parent-style-name="Standard">
      <style:paragraph-properties fo:text-align="justify" style:justify-single-word="false"/>
      <style:text-properties officeooo:rsid="000e9d1e" officeooo:paragraph-rsid="000e9d1e"/>
    </style:style>
    <style:style style:name="P5" style:family="paragraph" style:parent-style-name="Standard">
      <style:paragraph-properties fo:text-align="justify" style:justify-single-word="false"/>
      <style:text-properties officeooo:rsid="000fc563" officeooo:paragraph-rsid="000fc563"/>
    </style:style>
    <style:style style:name="P6" style:family="paragraph" style:parent-style-name="Standard">
      <style:paragraph-properties fo:text-align="center" style:justify-single-word="false"/>
      <style:text-properties officeooo:rsid="000fc563" officeooo:paragraph-rsid="000fc563"/>
    </style:style>
    <style:style style:name="P7" style:family="paragraph" style:parent-style-name="Standard">
      <style:paragraph-properties fo:text-align="center" style:justify-single-word="false"/>
      <style:text-properties officeooo:rsid="00128d98" officeooo:paragraph-rsid="00128d98"/>
    </style:style>
    <style:style style:name="P8" style:family="paragraph" style:parent-style-name="Standard">
      <style:paragraph-properties fo:text-align="start" style:justify-single-word="false"/>
      <style:text-properties officeooo:rsid="00128d98" officeooo:paragraph-rsid="00128d98"/>
    </style:style>
    <style:style style:name="T1" style:family="text">
      <style:text-properties officeooo:rsid="000e05f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05f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05f3" style:font-weight-asian="normal" style:font-weight-complex="normal"/>
    </style:style>
    <style:style style:name="T6" style:family="text">
      <style:text-properties officeooo:rsid="000e9d1e"/>
    </style:style>
    <style:style style:name="T7" style:family="text">
      <style:text-properties officeooo:rsid="000fc563"/>
    </style:style>
    <style:style style:name="T8" style:family="text">
      <style:text-properties officeooo:rsid="0011e5ff"/>
    </style:style>
    <style:style style:name="T9" style:family="text">
      <style:text-properties officeooo:rsid="00128d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O CI/CD <text:span text:style-name="T8">de APIs(LP3)</text:span></text:p>
      <text:p text:style-name="P1"/>
      <text:p text:style-name="P2"><text:span text:style-name="T2">Passo 1</text:span>:<text:span text:style-name="T1">Em seu projeto, configurar o arquivo </text:span><text:span text:style-name="T3">tsconfig.json </text:span><text:span text:style-name="T5">para preparar a build do projeto. Exemplo do arquivo disponível em gist.github.com/sidneyroberto</text:span></text:p>
      <text:p text:style-name="P2"><text:span text:style-name="T2">Passo 2</text:span>: <text:span text:style-name="T1">Criar o script </text:span><text:span text:style-name="T3">build</text:span><text:span text:style-name="T1"> dentro do bloco de scripts do arquivo </text:span><text:span text:style-name="T3">package.json</text:span><text:span text:style-name="T1">:</text:span></text:p>
      <text:p text:style-name="P1">“<text:span text:style-name="T1">build</text:span>”: “<text:span text:style-name="T1">tsc</text:span>”</text:p>
      <text:p text:style-name="P2"><text:span text:style-name="T2">Passo 3</text:span>:<text:span text:style-name="T1">Testar o script de build e verificar se não há erros.</text:span></text:p>
      <text:p text:style-name="P3"><text:span text:style-name="T2">Passo 4</text:span>: Caso não tenha ainda, criar uma conta no MongoDB Atlas. Após, criar um usuário de conexão aos bancos de dados e anot<text:span text:style-name="T6">e o nome de usuário e senha de acesso aos bancos de dados</text:span>.</text:p>
      <text:p text:style-name="P4"><text:span text:style-name="T2">Passo 5</text:span>: Copie a string de conexão <text:span text:style-name="T7">com os bancos de dados do MongoDB Atlas. Substitua os trechos &lt;username&gt; e &lt;password&gt; respectivamente pelo seu nome de usuário e senha. Adicione após a barra (/) o nome do banco de dados de produção. Repita todo esse passo para criar também a string de conexão com o banco de dados de teste.</text:span></text:p>
      <text:p text:style-name="P5"><text:span text:style-name="T2">Passo 6</text:span>: Caso não tenha conta ainda no Vercel, crie uma.</text:p>
      <text:p text:style-name="P5"><text:span text:style-name="T2">Passo 7</text:span>: Instalar o CLI Vercel:</text:p>
      <text:p text:style-name="P6">npm i -g <text:a xlink:type="simple" xlink:href="mailto:vercel@latest" text:style-name="Internet_20_link" text:visited-style-name="Visited_20_Internet_20_Link">vercel@latest</text:a></text:p>
      <text:p text:style-name="P5"><text:span text:style-name="T2">Passo 8</text:span>: <text:span text:style-name="T9">No terminal de linha de comando (pode ser no do VS Code), execute o comando abaixo para realizar o login no Vercel com o CLI:</text:span></text:p>
      <text:p text:style-name="P7">vercel login</text:p>
      <text:p text:style-name="P8"><text:span text:style-name="T2">Passo 9</text:span>: Fazer a ligação do seu projeto com um projeto no Vercel, por meio do comando abaixo:</text:p>
      <text:p text:style-name="P7">vercel link</text:p>
      <text:p text:style-name="P8"><text:span text:style-name="T2">Passo 10</text:span>: <text:span text:style-name="T4">No site vercel, após entrar com a sua conta de usuário, crie um token de acesso, clicando no menu settings&gt;Tokens e preenchendo o formulário Create Toke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7T19:49:17.685000000</meta:creation-date>
    <dc:date>2023-06-07T21:17:05.075000000</dc:date>
    <meta:editing-duration>PT1H27M44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5" meta:word-count="246" meta:character-count="1370" meta:non-whitespace-character-count="1139"/>
  </office:meta>
</office:document-meta>
</file>